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74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2cm" fo:min-width="5.7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00ff"/>
    </style:style>
    <style:style style:name="P6" style:family="paragraph">
      <loext:graphic-properties draw:fill-color="#ffffff"/>
      <style:paragraph-properties fo:text-align="center"/>
      <style:text-properties fo:color="#009933"/>
    </style:style>
    <style:style style:name="P7" style:family="paragraph">
      <loext:graphic-properties draw:fill-color="#ffffff"/>
      <style:paragraph-properties fo:text-align="center"/>
      <style:text-properties fo:color="#ff3333"/>
    </style:style>
    <style:style style:name="P8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T1" style:family="text">
      <style:text-properties fo:color="#009933" fo:font-size="18pt" style:font-size-asian="18pt" style:font-size-complex="18pt"/>
    </style:style>
    <style:style style:name="T2" style:family="text">
      <style:text-properties fo:color="#0000ff" fo:font-size="18pt" style:font-size-asian="18pt" style:font-size-complex="18pt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0000ff"/>
    </style:style>
    <style:style style:name="T5" style:family="text">
      <style:text-properties fo:color="#009933"/>
    </style:style>
    <style:style style:name="T6" style:family="text">
      <style:text-properties fo:color="#ff3333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6600cc"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528cm" svg:height="5.228cm" svg:x="1.016cm" svg:y="1.016cm">
          <draw:text-box>
            <text:p><text:span text:style-name="T1">00:04.0 Host bridge: Red Hat, Inc. QEMU PCI Expander bridge</text:span></text:p>
            <text:p><text:span text:style-name="T1">00:05.0 Host bridge: Red Hat, Inc. QEMU PCI Expander bridge</text:span></text:p>
            <text:p><text:span text:style-name="T2">03:00.0 PCI bridge: Red Hat, Inc. QEMU PCI-PCI bridge</text:span></text:p>
            <text:p><text:span text:style-name="T3">04:03.0 Ethernet controller: Intel Corporation 82540EM Gigabit Ethernet Controller (rev 03)</text:span></text:p>
            <text:p><text:span text:style-name="T2">08:00.0 PCI bridge: Red Hat, Inc. QEMU PCI-PCI bridge</text:span></text:p>
            <text:p><text:span text:style-name="T3">09:03.0 Ethernet controller: Intel Corporation 82540EM Gigabit Ethernet Controller (rev 03)</text:span></text:p>
            <text:p><text:span text:style-name="T3">09:04.0 Ethernet controller: Intel Corporation 82540EM Gigabit Ethernet Controller (rev 03)</text:span></text:p>
          </draw:text-box>
        </draw:frame>
        <draw:frame draw:style-name="gr2" draw:text-style-name="P2" draw:layer="layout" svg:width="10.452cm" svg:height="8.783cm" svg:x="0.47cm" svg:y="7.328cm">
          <draw:text-box>
            <text:p># lspci -t</text:p>
            <text:p>-+-[0000:08]---00.0-[09]--+-03.0</text:p>
            <text:p><text:s/>| <text:s text:c="37"/>\-04.0</text:p>
            <text:p><text:s/>+-[0000:03]---00.0-[04]----03.0</text:p>
            <text:p><text:s/>\-[0000:00]-+-00.0</text:p>
            <text:p><text:s text:c="19"/>+-01.0</text:p>
            <text:p><text:s text:c="19"/>+-01.1</text:p>
            <text:p><text:s text:c="19"/>+-01.3</text:p>
            <text:p><text:s text:c="19"/>+-02.0</text:p>
            <text:p><text:s text:c="19"/>+-03.0</text:p>
            <text:p><text:s text:c="19"/>+-04.0</text:p>
            <text:p><text:s text:c="20"/>\-05.0</text:p>
          </draw:text-box>
        </draw:frame>
        <draw:line draw:style-name="gr3" draw:text-style-name="P3" draw:layer="layout" svg:x1="10.706cm" svg:y1="8.336cm" svg:x2="17.635cm" svg:y2="8.336cm">
          <text:p/>
        </draw:line>
        <draw:line draw:style-name="gr3" draw:text-style-name="P3" draw:layer="layout" svg:x1="14.682cm" svg:y1="7.044cm" svg:x2="14.682cm" svg:y2="8.29cm">
          <text:p/>
        </draw:line>
        <draw:custom-shape draw:style-name="gr4" draw:text-style-name="P5" draw:layer="layout" svg:width="4.064cm" svg:height="1.524cm" svg:x="19.004cm" svg:y="10.32cm">
          <text:p text:style-name="P4"><text:span text:style-name="T4">PCI bridge</text:span></text:p>
          <text:p text:style-name="P4"><text:span text:style-name="T4">03:00.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2.904cm" svg:y="9.52cm">
          <text:p text:style-name="P4"><text:span text:style-name="T5">Host bridge</text:span></text:p>
          <text:p text:style-name="P4"><text:span text:style-name="T5">00:04.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064cm" svg:height="1.524cm" svg:x="27.004cm" svg:y="10.32cm">
          <text:p text:style-name="P4"><text:span text:style-name="T4">PCI bridge</text:span></text:p>
          <text:p text:style-name="P4"><text:span text:style-name="T4">08:00.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2.904cm" svg:y="12.72cm">
          <text:p text:style-name="P4"><text:span text:style-name="T5">Host bridge</text:span></text:p>
          <text:p text:style-name="P4"><text:span text:style-name="T5">00:05.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706cm" svg:y1="13.8cm" svg:x2="23.914cm" svg:y2="13.8cm">
          <text:p/>
        </draw:line>
        <draw:line draw:style-name="gr3" draw:text-style-name="P3" draw:layer="layout" svg:x1="25.088cm" svg:y1="13.8cm" svg:x2="33.912cm" svg:y2="13.8cm">
          <text:p/>
        </draw:line>
        <draw:line draw:style-name="gr3" draw:text-style-name="P3" draw:layer="layout" svg:x1="20.316cm" svg:y1="11.844cm" svg:x2="20.316cm" svg:y2="13.8cm">
          <text:p/>
        </draw:line>
        <draw:line draw:style-name="gr3" draw:text-style-name="P3" draw:layer="layout" svg:x1="29.238cm" svg:y1="11.844cm" svg:x2="29.238cm" svg:y2="13.8cm">
          <text:p/>
        </draw:line>
        <draw:custom-shape draw:style-name="gr4" draw:text-style-name="P7" draw:layer="layout" svg:width="4.064cm" svg:height="1.524cm" svg:x="19.004cm" svg:y="15.22cm">
          <text:p text:style-name="P4"><text:span text:style-name="T6">Ethernet</text:span></text:p>
          <text:p text:style-name="P4"><text:span text:style-name="T6">04:03.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25.504cm" svg:y="15.22cm">
          <text:p text:style-name="P4"><text:span text:style-name="T6">Ethernet</text:span></text:p>
          <text:p text:style-name="P4"><text:span text:style-name="T6">09:03.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30.504cm" svg:y="15.22cm">
          <text:p text:style-name="P4"><text:span text:style-name="T6">Ethernet</text:span></text:p>
          <text:p text:style-name="P4"><text:span text:style-name="T6">09:04.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332cm" svg:y1="13.8cm" svg:x2="21.332cm" svg:y2="15.22cm">
          <text:p/>
        </draw:line>
        <draw:line draw:style-name="gr3" draw:text-style-name="P3" draw:layer="layout" svg:x1="27.232cm" svg:y1="13.8cm" svg:x2="27.232cm" svg:y2="15.22cm">
          <text:p/>
        </draw:line>
        <draw:line draw:style-name="gr3" draw:text-style-name="P3" draw:layer="layout" svg:x1="32.532cm" svg:y1="13.8cm" svg:x2="32.532cm" svg:y2="15.22cm">
          <text:p/>
        </draw:line>
        <draw:frame draw:style-name="gr5" draw:text-style-name="P8" draw:layer="layout" svg:width="6.264cm" svg:height="1.512cm" svg:x="20.574cm" svg:y="8.636cm">
          <draw:text-box>
            <text:p text:style-name="P4"><text:span text:style-name="T7">exposed through ACPI</text:span></text:p>
            <text:p text:style-name="P4"><text:span text:style-name="T7">as a </text:span><text:span text:style-name="T8">primary PCI bus</text:span></text:p>
          </draw:text-box>
        </draw:frame>
        <draw:frame draw:style-name="gr5" draw:text-style-name="P8" draw:layer="layout" svg:width="6.264cm" svg:height="1.512cm" svg:x="27.686cm" svg:y="8.648cm">
          <draw:text-box>
            <text:p text:style-name="P4"><text:span text:style-name="T7">exposed through ACPI</text:span></text:p>
            <text:p text:style-name="P4"><text:span text:style-name="T7">as a </text:span><text:span text:style-name="T8">primary PCI bus</text:span></text:p>
          </draw:text-box>
        </draw:frame>
        <draw:frame draw:style-name="gr6" draw:text-style-name="P2" draw:layer="layout" svg:width="2.792cm" svg:height="0.962cm" svg:x="15.044cm" svg:y="6.72cm">
          <draw:text-box>
            <text:p>root bus</text:p>
          </draw:text-box>
        </draw:frame>
        <draw:line draw:style-name="gr3" draw:text-style-name="P3" draw:layer="layout" svg:x1="19.046cm" svg:y1="8.291cm" svg:x2="24.934cm" svg:y2="8.291cm">
          <text:p/>
        </draw:line>
        <draw:line draw:style-name="gr3" draw:text-style-name="P3" draw:layer="layout" svg:x1="21.982cm" svg:y1="7.045cm" svg:x2="21.982cm" svg:y2="8.291cm">
          <text:p/>
        </draw:line>
        <draw:frame draw:style-name="gr6" draw:text-style-name="P2" draw:layer="layout" svg:width="2.792cm" svg:height="0.962cm" svg:x="22.344cm" svg:y="6.721cm">
          <draw:text-box>
            <text:p>root bus</text:p>
          </draw:text-box>
        </draw:frame>
        <draw:line draw:style-name="gr3" draw:text-style-name="P3" draw:layer="layout" svg:x1="26.846cm" svg:y1="8.292cm" svg:x2="32.734cm" svg:y2="8.292cm">
          <text:p/>
        </draw:line>
        <draw:line draw:style-name="gr3" draw:text-style-name="P3" draw:layer="layout" svg:x1="29.782cm" svg:y1="7.046cm" svg:x2="29.782cm" svg:y2="8.292cm">
          <text:p/>
        </draw:line>
        <draw:frame draw:style-name="gr6" draw:text-style-name="P2" draw:layer="layout" svg:width="2.792cm" svg:height="0.962cm" svg:x="30.144cm" svg:y="6.722cm">
          <draw:text-box>
            <text:p>root bus</text:p>
          </draw:text-box>
        </draw:frame>
        <draw:line draw:style-name="gr3" draw:text-style-name="P3" draw:layer="layout" svg:x1="11.976cm" svg:y1="8.382cm" svg:x2="11.976cm" svg:y2="16.256cm">
          <text:p/>
        </draw:line>
        <draw:line draw:style-name="gr3" draw:text-style-name="P3" draw:layer="layout" svg:x1="11.976cm" svg:y1="10.16cm" svg:x2="12.904cm" svg:y2="10.16cm">
          <text:p/>
        </draw:line>
        <draw:line draw:style-name="gr3" draw:text-style-name="P3" draw:layer="layout" svg:x1="11.976cm" svg:y1="13.56cm" svg:x2="12.904cm" svg:y2="13.56cm">
          <text:p/>
        </draw:line>
        <draw:line draw:style-name="gr3" draw:text-style-name="P3" draw:layer="layout" svg:x1="20.574cm" svg:y1="8.291cm" svg:x2="20.574cm" svg:y2="10.32cm">
          <text:p/>
        </draw:line>
        <draw:line draw:style-name="gr3" draw:text-style-name="P3" draw:layer="layout" svg:x1="27.432cm" svg:y1="8.292cm" svg:x2="27.432cm" svg:y2="10.32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08T14:07:56.791442433</dc:date>
    <meta:editing-duration>PT2H57M31S</meta:editing-duration>
    <meta:editing-cycles>226</meta:editing-cycles>
    <meta:generator>LibreOffice/5.1.6.2$Linux_X86_64 LibreOffice_project/10m0$Build-2</meta:generator>
    <meta:document-statistic meta:object-count="55"/>
  </office:meta>
</office:document-meta>
</file>